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ubtitle">
      <style:text-properties officeooo:rsid="000c4fba" officeooo:paragraph-rsid="000c4fba"/>
    </style:style>
    <style:style style:name="P2" style:family="paragraph" style:parent-style-name="Heading_20_2">
      <style:text-properties officeooo:rsid="000e016e" officeooo:paragraph-rsid="000e016e"/>
    </style:style>
    <style:style style:name="P3" style:family="paragraph" style:parent-style-name="Heading_20_2">
      <style:text-properties officeooo:rsid="0012473f" officeooo:paragraph-rsid="0012473f"/>
    </style:style>
    <style:style style:name="P4" style:family="paragraph" style:parent-style-name="Heading_20_2">
      <style:text-properties officeooo:rsid="0012a5f8" officeooo:paragraph-rsid="0012a5f8"/>
    </style:style>
    <style:style style:name="P5" style:family="paragraph" style:parent-style-name="Heading_20_2">
      <style:text-properties officeooo:rsid="0014407a" officeooo:paragraph-rsid="0014407a"/>
    </style:style>
    <style:style style:name="P6" style:family="paragraph" style:parent-style-name="Heading_20_3">
      <style:text-properties officeooo:rsid="0012473f" officeooo:paragraph-rsid="0012473f"/>
    </style:style>
    <style:style style:name="P7" style:family="paragraph" style:parent-style-name="Heading_20_3">
      <style:text-properties officeooo:rsid="00158fb4" officeooo:paragraph-rsid="00158fb4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rsid="000c4fba" officeooo:paragraph-rsid="000c4fba"/>
    </style:style>
    <style:style style:name="P10" style:family="paragraph" style:parent-style-name="Text_20_body">
      <style:paragraph-properties fo:text-align="center" style:justify-single-word="false"/>
      <style:text-properties officeooo:rsid="000c4fba" officeooo:paragraph-rsid="000c4fba"/>
    </style:style>
    <style:style style:name="P11" style:family="paragraph" style:parent-style-name="Text_20_body">
      <style:paragraph-properties fo:text-align="start" style:justify-single-word="false"/>
      <style:text-properties officeooo:rsid="000c4fba" officeooo:paragraph-rsid="000c4fba"/>
    </style:style>
    <style:style style:name="P12" style:family="paragraph" style:parent-style-name="Text_20_body" style:list-style-name="L1">
      <style:text-properties officeooo:rsid="000e016e" officeooo:paragraph-rsid="000e016e"/>
    </style:style>
    <style:style style:name="P13" style:family="paragraph" style:parent-style-name="Text_20_body" style:list-style-name="L1">
      <style:text-properties officeooo:rsid="000ebf75" officeooo:paragraph-rsid="000ebf75"/>
    </style:style>
    <style:style style:name="P14" style:family="paragraph" style:parent-style-name="Text_20_body">
      <style:text-properties officeooo:rsid="000f1364" officeooo:paragraph-rsid="000f1364"/>
    </style:style>
    <style:style style:name="P15" style:family="paragraph" style:parent-style-name="Text_20_body">
      <style:text-properties officeooo:rsid="00123685" officeooo:paragraph-rsid="0012473f"/>
    </style:style>
    <style:style style:name="P16" style:family="paragraph" style:parent-style-name="Text_20_body">
      <style:text-properties officeooo:rsid="0012473f" officeooo:paragraph-rsid="0012473f"/>
    </style:style>
    <style:style style:name="P17" style:family="paragraph" style:parent-style-name="Text_20_body">
      <style:text-properties officeooo:rsid="0014407a" officeooo:paragraph-rsid="0014407a"/>
    </style:style>
    <style:style style:name="P18" style:family="paragraph" style:parent-style-name="Text_20_body">
      <style:text-properties officeooo:rsid="0014407a" officeooo:paragraph-rsid="001727c3"/>
    </style:style>
    <style:style style:name="P19" style:family="paragraph" style:parent-style-name="Text_20_body">
      <style:text-properties officeooo:rsid="00158fb4" officeooo:paragraph-rsid="00158fb4"/>
    </style:style>
    <style:style style:name="P20" style:family="paragraph" style:parent-style-name="Title">
      <style:text-properties officeooo:rsid="000c4fba" officeooo:paragraph-rsid="000c4fba"/>
    </style:style>
    <style:style style:name="P21" style:family="paragraph" style:parent-style-name="Heading_20_1">
      <style:paragraph-properties fo:break-before="page"/>
      <style:text-properties officeooo:rsid="000c4fba" officeooo:paragraph-rsid="000c4fba"/>
    </style:style>
    <style:style style:name="P22" style:family="paragraph" style:parent-style-name="Heading_20_1">
      <style:text-properties officeooo:rsid="00123685" officeooo:paragraph-rsid="00123685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e016e"/>
    </style:style>
    <style:style style:name="T2" style:family="text">
      <style:text-properties officeooo:rsid="000f39a9"/>
    </style:style>
    <style:style style:name="T3" style:family="text">
      <style:text-properties officeooo:rsid="0014407a"/>
    </style:style>
    <style:style style:name="T4" style:family="text">
      <style:text-properties officeooo:rsid="00146b8c"/>
    </style:style>
    <style:style style:name="T5" style:family="text">
      <style:text-properties officeooo:rsid="001727c3"/>
    </style:style>
    <style:style style:name="T6" style:family="text">
      <style:text-properties officeooo:rsid="0017813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ietokantasovellus</text:p>
      <text:p text:style-name="P1">Hiihtokisojen tulospalvelu</text:p>
      <text:p text:style-name="P10">Jani Luukko</text:p>
      <text:p text:style-name="P11"/>
      <text:table-of-content text:style-name="Sect1" text:protected="true" text:name="Table of Contents1">
        <text:table-of-content-source text:outline-level="2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Sisällysluettelo</text:p>
          </text:index-title>
          <text:p text:style-name="P24"><text:a xlink:type="simple" xlink:href="#__RefHeading__106_1225298432" text:style-name="Index_20_Link" text:visited-style-name="Index_20_Link">Johdanto<text:tab/>3</text:a></text:p>
          <text:p text:style-name="P23"><text:a xlink:type="simple" xlink:href="#__RefHeading__108_1225298432" text:style-name="Index_20_Link" text:visited-style-name="Index_20_Link">Tavoitteet<text:tab/>3</text:a></text:p>
          <text:p text:style-name="P23"><text:a xlink:type="simple" xlink:href="#__RefHeading__114_1225298432" text:style-name="Index_20_Link" text:visited-style-name="Index_20_Link">Käyttäjäryhmät<text:tab/>3</text:a></text:p>
          <text:p text:style-name="P24"><text:a xlink:type="simple" xlink:href="#__RefHeading__116_1225298432" text:style-name="Index_20_Link" text:visited-style-name="Index_20_Link">Käyttötapaukset<text:tab/>3</text:a></text:p>
          <text:p text:style-name="P23"><text:a xlink:type="simple" xlink:href="#__RefHeading__118_1225298432" text:style-name="Index_20_Link" text:visited-style-name="Index_20_Link">Jokamiehen käyttötapaukset<text:tab/>3</text:a></text:p>
          <text:p text:style-name="P23"><text:a xlink:type="simple" xlink:href="#__RefHeading__132_1225298432" text:style-name="Index_20_Link" text:visited-style-name="Index_20_Link">Kisojen järjestäjän käyttötapaukset<text:tab/>4</text:a></text:p>
          <text:p text:style-name="P23"><text:a xlink:type="simple" xlink:href="#__RefHeading__150_1225298432" text:style-name="Index_20_Link" text:visited-style-name="Index_20_Link">Kirjaajan käyttötapaukset<text:tab/>4</text:a></text:p>
        </text:index-body>
      </text:table-of-content>
      <text:p text:style-name="P11"/>
      <text:h text:style-name="P21" text:outline-level="1"><text:bookmark-start text:name="__RefHeading__106_1225298432"/>Johdanto<text:bookmark-end text:name="__RefHeading__106_1225298432"/></text:h>
      <text:p text:style-name="P9">Harjoitustyöni aiheena on hiihtokisojen tulospalvelu, joka on otettu Advanced Kittenry-sivuston valmiista aiheista. Tulospalvelu<text:span text:style-name="T1">n tarkoitus</text:span> välittää sen käyttäjille väli- ja lopputuloksia hiihtokisoista reaaliajassa <text:span text:style-name="T1">sekä antaa kisojen järjestäjille mahdollisuus ilmoittaa kisojen tuloksista nopeasti ja vaivattomasti sieltä missä kisat ovat.</text:span></text:p>
      <text:h text:style-name="P2" text:outline-level="2"><text:bookmark-start text:name="__RefHeading__108_1225298432"/>Tavoitteet<text:bookmark-end text:name="__RefHeading__108_1225298432"/></text:h>
      <text:list xml:id="list7152169271321205845" text:style-name="L1">
        <text:list-item>
          <text:p text:style-name="P12">Järjestelmä antaa hiihtokisojen ystäville helpon tavan saada selville eri kisojen tulokset</text:p>
        </text:list-item>
        <text:list-item>
          <text:p text:style-name="P13">Järjestelmä antaa hiihtokisojen järjestäjile sulavan tavan ilmoittaa netissä kisojen väli- ja lopputuloksia</text:p>
        </text:list-item>
      </text:list>
      <text:p text:style-name="P14">Järjestelmä toteutetaan Ruby-ohjelmointikielellä ja se käyttää Sinatra-kirjastoa web-sovelluksessa. Tällä hetkellä suunnitelmissa on toteuttaa järjestelmälle rajapinta Grape-kirjastoa käyttäen, jota sitten AngularJS-kirjastolla toteutettu käyttöliittymä. (Tämä saattaa vielä muuttua.)</text:p>
      <text:p text:style-name="P14">Järjestelmä toimii Heroku-ympäristössä ja se on suunniteltu toimimaan PostgreSQL-tietokannan kanssa. <text:span text:style-name="T2">Lisäksi koska järjestelmän käyttöliittymä hyödyntää AngularJS:ää, selaimen pitää tukea JavaScriptiä.</text:span></text:p>
      <text:h text:style-name="P3" text:outline-level="2"><text:bookmark-start text:name="__RefHeading__114_1225298432"/>Käyttäjäryhmät<text:bookmark-end text:name="__RefHeading__114_1225298432"/></text:h>
      <text:p text:style-name="P15">Järjestelmällä on k<text:span text:style-name="T3">olme </text:span>käyttäjäryhmää: Jokamiehet (ts. kisojen seuraajat), kisojen järjestäjät <text:span text:style-name="T3">ja kirjaajat</text:span>.</text:p>
      <text:p text:style-name="P16">Jokamiehellä tarkoitetaan ketä tahansa, joka käyttää järjestelmää anonyyminä. (ts. ei-kirjautuneena)</text:p>
      <text:p text:style-name="P16">Kisojen järjestäjä on rekisteröitynyt henkilö, joka <text:span text:style-name="T3">luo mm. kisan järjestelmään.</text:span></text:p>
      <text:p text:style-name="P17">Kirjaaja on myös rekisteröitynyt henkilö, joka pystyy kirjaamaan aikoja järjestelmässä oleviin kisoihin joihin <text:span text:style-name="T6">kisojen</text:span> järjestäjä on antanut oikeuden.</text:p>
      <text:h text:style-name="P22" text:outline-level="1"><text:bookmark-start text:name="__RefHeading__116_1225298432"/>Käyttötapaukset<text:bookmark-end text:name="__RefHeading__116_1225298432"/></text:h>
      <text:h text:style-name="P3" text:outline-level="2"><text:bookmark-start text:name="__RefHeading__118_1225298432"/>Jokamiehen käyttötapaukset<text:bookmark-end text:name="__RefHeading__118_1225298432"/></text:h>
      <text:h text:style-name="P6" text:outline-level="3"><text:bookmark-start text:name="__RefHeading__120_1225298432"/>Kisojen listaaminen<text:bookmark-end text:name="__RefHeading__120_1225298432"/></text:h>
      <text:p text:style-name="P16">Kuka tahansa pystyy saamaan järjestelmästä listan järjestelmässä olevista kisoista.</text:p>
      <text:h text:style-name="Heading_20_3" text:outline-level="3"><text:bookmark-start text:name="__RefHeading__122_1225298432"/>Lähtölistan katselu<text:bookmark-end text:name="__RefHeading__122_1225298432"/></text:h>
      <text:p text:style-name="P16">Kuka tahansa pystyy saamaan kisojen lähtölistan järjestelmästä.</text:p>
      <text:h text:style-name="Heading_20_3" text:outline-level="3"><text:bookmark-start text:name="__RefHeading__124_1225298432"/>Väliaikapisteen tilanteen selvittäminen<text:bookmark-end text:name="__RefHeading__124_1225298432"/></text:h>
      <text:p text:style-name="P16">Kuka tahansa pystyy selvittää kisojen tilanteen tietyllä väliaikapisteellä. Käyttäjä saa selville myös ketkä kilpailijoista eivät ole vielä saapuneet haetulle väliaikapisteelle.</text:p>
      <text:h text:style-name="Heading_20_3" text:outline-level="3"><text:bookmark-start text:name="__RefHeading__126_1225298432"/><text:soft-page-break/>Lopputulosten selvittäminen<text:bookmark-end text:name="__RefHeading__126_1225298432"/></text:h>
      <text:p text:style-name="P16">Kuka tahansa saa haettua järjestelmästä kisojen lopputulokset.</text:p>
      <text:h text:style-name="Heading_20_3" text:outline-level="3"><text:bookmark-start text:name="__RefHeading__128_1225298432"/>Kilpailijan sijoittumisen selvittäminen<text:bookmark-end text:name="__RefHeading__128_1225298432"/></text:h>
      <text:p text:style-name="P16">Kuka tahansa pystyy selvittämään miten kilpailija on edennyt matkallaan. (ts. sijotukset lähdöstä maaliin eri väliaikapisteiden kohdilla)</text:p>
      <text:h text:style-name="P7" text:outline-level="3"><text:bookmark-start text:name="__RefHeading__130_1225298432"/>Muita käyttötapauksia<text:bookmark-end text:name="__RefHeading__130_1225298432"/></text:h>
      <text:p text:style-name="P19">Kirjautuminen ja rekisteröinti.</text:p>
      <text:h text:style-name="P4" text:outline-level="2"><text:bookmark-start text:name="__RefHeading__132_1225298432"/>Kisojen järjestäjän käyttötapaukset<text:bookmark-end text:name="__RefHeading__132_1225298432"/></text:h>
      <text:h text:style-name="Heading_20_3" text:outline-level="3"><text:bookmark-start text:name="__RefHeading__134_1225298432"/>Kilpailijan lisääminen<text:bookmark-end text:name="__RefHeading__134_1225298432"/></text:h>
      <text:p text:style-name="P17">Järjestäjä pystyy lisäämään kilpailijan järjestelmään.</text:p>
      <text:h text:style-name="Heading_20_3" text:outline-level="3"><text:bookmark-start text:name="__RefHeading__136_1225298432"/>Kilpailijan muokkaus<text:bookmark-end text:name="__RefHeading__136_1225298432"/></text:h>
      <text:p text:style-name="P17">Järjestäjä pystyy muokkaamaan kilpailijan tietoja järjestelmässä.</text:p>
      <text:h text:style-name="Heading_20_3" text:outline-level="3"><text:bookmark-start text:name="__RefHeading__138_1225298432"/>Kilpailijan poisto<text:bookmark-end text:name="__RefHeading__138_1225298432"/></text:h>
      <text:p text:style-name="P17">Järjestäjä pystyy poistamaan kilpailijan järjestelmästä.</text:p>
      <text:h text:style-name="Heading_20_3" text:outline-level="3"><text:bookmark-start text:name="__RefHeading__140_1225298432"/>Kisan luonti<text:bookmark-end text:name="__RefHeading__140_1225298432"/></text:h>
      <text:p text:style-name="P18">Järjestäjä pystyy luomaan kisan järjestelmään. <text:span text:style-name="T5">Järjestäjä voi kisojen nimen lisäksi määrittää missä ne pidetään ja milloin.</text:span></text:p>
      <text:h text:style-name="Heading_20_3" text:outline-level="3"><text:bookmark-start text:name="__RefHeading__142_1225298432"/>Kisan muokkaus<text:bookmark-end text:name="__RefHeading__142_1225298432"/></text:h>
      <text:p text:style-name="P17">Järjestäjä pystyy muokkaamaan hänen järjestelmään luoman kisan.</text:p>
      <text:h text:style-name="Heading_20_3" text:outline-level="3"><text:bookmark-start text:name="__RefHeading__144_1225298432"/>Kilpailijan lisääminen kisaan<text:bookmark-end text:name="__RefHeading__144_1225298432"/></text:h>
      <text:p text:style-name="P17">Järjestäjä pystyy lisäämään kilpailijan hänen järjestelmään luomaan kisaan.</text:p>
      <text:h text:style-name="Heading_20_3" text:outline-level="3"><text:bookmark-start text:name="__RefHeading__146_1225298432"/>Kisan lähtölistan laatiminen<text:bookmark-end text:name="__RefHeading__146_1225298432"/></text:h>
      <text:p text:style-name="P17">Järjestäjä pystyy laatimaan kisan lähtölistan.</text:p>
      <text:h text:style-name="Heading_20_3" text:outline-level="3"><text:bookmark-start text:name="__RefHeading__148_1225298432"/>Kirjaajan lisääminen kisaan<text:bookmark-end text:name="__RefHeading__148_1225298432"/></text:h>
      <text:p text:style-name="P17">Järjestäjä pystyy määrittämään kisalle kirjaajia, jotka voivat kirjata kisan tuloksia järjestelmään.</text:p>
      <text:h text:style-name="P5" text:outline-level="2"><text:bookmark-start text:name="__RefHeading__150_1225298432"/>Kirjaajan käyttötapaukset<text:bookmark-end text:name="__RefHeading__150_1225298432"/></text:h>
      <text:h text:style-name="Heading_20_3" text:outline-level="3"><text:bookmark-start text:name="__RefHeading__152_1225298432"/>Väliajan/loppuajan kirjaus<text:bookmark-end text:name="__RefHeading__152_1225298432"/></text:h>
      <text:p text:style-name="P17">Kirjaaja pystyy kirjaamaan kisan väli- ja loppuaikoja <text:span text:style-name="T4">järjestelmää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8:36:36.691867000</meta:creation-date>
    <dc:date>2015-03-15T21:31:45.417297000</dc:date>
    <meta:editing-duration>PT1H14M9S</meta:editing-duration>
    <meta:editing-cycles>12</meta:editing-cycles>
    <meta:generator>LibreOffice/4.3.1.2$MacOSX_X86_64 LibreOffice_project/958349dc3b25111dbca392fbc281a05559ef6848</meta:generator>
    <meta:document-statistic meta:table-count="0" meta:image-count="0" meta:object-count="0" meta:page-count="4" meta:paragraph-count="57" meta:word-count="361" meta:character-count="3378" meta:non-whitespace-character-count="3076"/>
  </office:meta>
</office:document-meta>
</file>